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3.829cm"/>
    </style:style>
    <style:style style:name="co7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"/>
        </table:table-row>
        <table:table-row table:style-name="ro1">
          <table:table-cell/>
          <table:table-cell office:value-type="string">
            <text:p>cPython 2.6.5</text:p>
          </table:table-cell>
          <table:table-cell table:style-name="Default" table:number-columns-repeated="2"/>
          <table:table-cell office:value-type="string">
            <text:p>ipy 2.6.0</text:p>
          </table:table-cell>
          <table:table-cell table:style-name="ce1"/>
        </table:table-row>
        <table:table-row table:style-name="ro1">
          <table:table-cell office:value-type="string">
            <text:p>unbalanced BinaryTree</text:p>
          </table:table-cell>
          <table:table-cell office:value-type="string">
            <text:p>BinaryTree</text:p>
          </table:table-cell>
          <table:table-cell office:value-type="string">
            <text:p>FastBinaryTree</text:p>
          </table:table-cell>
          <table:table-cell office:value-type="string">
            <text:p>QuickBinaryTree</text:p>
          </table:table-cell>
          <table:table-cell office:value-type="string">
            <text:p>BinaryTree</text:p>
          </table:table-cell>
          <table:table-cell/>
        </table:table-row>
        <table:table-row table:style-name="ro1">
          <table:table-cell office:value-type="string">
            <text:p>build time 100x</text:p>
          </table:table-cell>
          <table:table-cell office:value-type="float" office:value="7.22">
            <text:p>7,22</text:p>
          </table:table-cell>
          <table:table-cell table:style-name="ce2" office:value-type="float" office:value="1.14">
            <text:p>1,14</text:p>
          </table:table-cell>
          <table:table-cell table:style-name="ce2" office:value-type="float" office:value="0.41">
            <text:p>0,41</text:p>
          </table:table-cell>
          <table:table-cell table:style-name="ce2" office:value-type="float" office:value="2.85">
            <text:p>2,85</text:p>
          </table:table-cell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table:style-name="ce2" office:value-type="float" office:value="12.91">
            <text:p>12,91</text:p>
          </table:table-cell>
          <table:table-cell office:value-type="float" office:value="2.02">
            <text:p>2,02</text:p>
          </table:table-cell>
          <table:table-cell office:value-type="float" office:value="0.99">
            <text:p>0,99</text:p>
          </table:table-cell>
          <table:table-cell office:value-type="float" office:value="5.09">
            <text:p>5,09</text:p>
          </table:table-cell>
          <table:table-cell/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98">
            <text:p>2,98</text:p>
          </table:table-cell>
          <table:table-cell table:style-name="ce2" office:value-type="float" office:value="1.12">
            <text:p>1,12</text:p>
          </table:table-cell>
          <table:table-cell table:style-name="ce2" office:value-type="float" office:value="0.31">
            <text:p>0,31</text:p>
          </table:table-cell>
          <table:table-cell table:style-name="ce2" office:value-type="float" office:value="1.35">
            <text:p>1,35</text:p>
          </table:table-cell>
          <table:table-cell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office:value-type="string">
            <text:p>22 MByte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office:value-type="string">
            <text:p>worst case search (sorted keys)</text:p>
          </table:table-cell>
          <table:table-cell office:value-type="string">
            <text:p>-</text:p>
          </table:table-cell>
          <table:table-cell table:number-columns-repeated="2" office:value-type="float" office:value="95.34">
            <text:p>95,3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Python 2.6.5</text:p>
          </table:table-cell>
          <table:table-cell table:style-name="Default" table:number-columns-repeated="2"/>
          <table:table-cell office:value-type="string">
            <text:p>ipy 2.6.0</text:p>
          </table:table-cell>
          <table:table-cell/>
        </table:table-row>
        <table:table-row table:style-name="ro1">
          <table:table-cell table:number-columns-repeated="2" office:value-type="string">
            <text:p>AVLTree</text:p>
          </table:table-cell>
          <table:table-cell office:value-type="string">
            <text:p>FastAVLTree</text:p>
          </table:table-cell>
          <table:table-cell office:value-type="string">
            <text:p>QuickAVLTree</text:p>
          </table:table-cell>
          <table:table-cell office:value-type="string">
            <text:p>AVLTree</text:p>
          </table:table-cell>
          <table:table-cell/>
        </table:table-row>
        <table:table-row table:style-name="ro1">
          <table:table-cell office:value-type="string">
            <text:p>build time 100x</text:p>
          </table:table-cell>
          <table:table-cell table:style-name="ce2" office:value-type="float" office:value="19.34">
            <text:p>19,34</text:p>
          </table:table-cell>
          <table:table-cell table:style-name="ce2" office:value-type="float" office:value="1.57">
            <text:p>1,57</text:p>
          </table:table-cell>
          <table:table-cell table:style-name="ce2" office:value-type="float" office:value="0.44">
            <text:p>0,44</text:p>
          </table:table-cell>
          <table:table-cell table:style-name="ce2" office:value-type="float" office:value="11.45">
            <text:p>11,45</text:p>
          </table:table-cell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table:style-name="ce2" office:value-type="float" office:value="32.64">
            <text:p>32,64</text:p>
          </table:table-cell>
          <table:table-cell table:style-name="ce2" office:value-type="float" office:value="3.35">
            <text:p>3,35</text:p>
          </table:table-cell>
          <table:table-cell table:style-name="ce2" office:value-type="float" office:value="1.04">
            <text:p>1,04</text:p>
          </table:table-cell>
          <table:table-cell table:style-name="ce2" office:value-type="float" office:value="23.07">
            <text:p>23,07</text:p>
          </table:table-cell>
          <table:table-cell/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46">
            <text:p>2,46</text:p>
          </table:table-cell>
          <table:table-cell table:style-name="ce2" office:value-type="float" office:value="0.96">
            <text:p>0,96</text:p>
          </table:table-cell>
          <table:table-cell table:style-name="ce2" office:value-type="float" office:value="0.61">
            <text:p>0,61</text:p>
          </table:table-cell>
          <table:table-cell table:style-name="ce2" office:value-type="float" office:value="1.33">
            <text:p>1,33</text:p>
          </table:table-cell>
          <table:table-cell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 office:value-type="string">
            <text:p>struc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Python 2.6.5</text:p>
          </table:table-cell>
          <table:table-cell table:style-name="Default" table:number-columns-repeated="2"/>
          <table:table-cell office:value-type="string">
            <text:p>ipy 2.6.0</text:p>
          </table:table-cell>
          <table:table-cell/>
        </table:table-row>
        <table:table-row table:style-name="ro1">
          <table:table-cell table:number-columns-repeated="2" office:value-type="string">
            <text:p>RBTree</text:p>
          </table:table-cell>
          <table:table-cell office:value-type="string">
            <text:p>FastRBTree</text:p>
          </table:table-cell>
          <table:table-cell office:value-type="string">
            <text:p>QuickRBTree</text:p>
          </table:table-cell>
          <table:table-cell office:value-type="string">
            <text:p>RBTree</text:p>
          </table:table-cell>
          <table:table-cell table:style-name="ce1" office:value-type="string">
            <text:p>B. Saller rbtree</text:p>
          </table:table-cell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61">
            <text:p>12,61</text:p>
          </table:table-cell>
          <table:table-cell office:value-type="float" office:value="1.17">
            <text:p>1,17</text:p>
          </table:table-cell>
          <table:table-cell office:value-type="float" office:value="0.49">
            <text:p>0,49</text:p>
          </table:table-cell>
          <table:table-cell office:value-type="float" office:value="5.27">
            <text:p>5,27</text:p>
          </table:table-cell>
          <table:table-cell table:style-name="ce1" office:value-type="float" office:value="0.54">
            <text:p>0,54</text:p>
          </table:table-cell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66">
            <text:p>35,66</text:p>
          </table:table-cell>
          <table:table-cell table:style-name="ce2" office:value-type="float" office:value="2.86">
            <text:p>2,86</text:p>
          </table:table-cell>
          <table:table-cell table:style-name="ce2" office:value-type="float" office:value="1.2">
            <text:p>1,20</text:p>
          </table:table-cell>
          <table:table-cell office:value-type="float" office:value="13.73">
            <text:p>13,73</text:p>
          </table:table-cell>
          <table:table-cell table:style-name="ce1" office:value-type="float" office:value="0.88">
            <text:p>0,88</text:p>
          </table:table-cell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44">
            <text:p>2,44</text:p>
          </table:table-cell>
          <table:table-cell table:style-name="ce2" office:value-type="float" office:value="0.94">
            <text:p>0,94</text:p>
          </table:table-cell>
          <table:table-cell table:style-name="ce2" office:value-type="float" office:value="0.6">
            <text:p>0,60</text:p>
          </table:table-cell>
          <table:table-cell table:style-name="ce2" office:value-type="float" office:value="1.35">
            <text:p>1,35</text:p>
          </table:table-cell>
          <table:table-cell table:style-name="ce2" office:value-type="float" office:value="0.35">
            <text:p>0,35</text:p>
          </table:table-cell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 office:value-type="string">
            <text:p>struct</text:p>
          </table:table-cell>
          <table:table-cell/>
          <table:table-cell table:style-name="ce1" office:value-type="string">
            <text:p>struct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>
            <text:p>builtin.dict</text:p>
          </table:table-cell>
          <table:table-cell office:value-type="string">
            <text:p>cPython 2.6.5</text:p>
          </table:table-cell>
          <table:table-cell office:value-type="string">
            <text:p>ipy 2.6.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office:value-type="float" office:value="0.08">
            <text:p>0,0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style-name="ce2" office:value-type="float" office:value="0.1">
            <text:p>0,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search 100x all keys</text:p>
          </table:table-cell>
          <table:table-cell table:number-columns-repeated="2" office:value-type="float" office:value="0.04">
            <text:p>0,0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2"/>
          <table:table-cell table:style-name="Default"/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10.05.2010</text:date>, <text:time>06:26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05-02T09:22:33.09</meta:creation-date>
    <meta:generator>OpenOffice.org/3.2$Win32 OpenOffice.org_project/320m12$Build-9483</meta:generator>
    <dc:date>2010-05-10T06:26:29.33</dc:date>
    <dc:creator>Manfred Moitzi</dc:creator>
    <meta:editing-duration>PT03H51M24S</meta:editing-duration>
    <meta:editing-cycles>16</meta:editing-cycles>
    <meta:document-statistic meta:table-count="3" meta:cell-count="103" meta:object-count="0"/>
  </office:meta>
</office:document-meta>
</file>